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66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66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fill="none" draw:fill-color="#c5000b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0pt" style:font-size-asian="80pt" style:font-size-complex="80pt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color="#ff6600" fo:font-size="60pt" style:font-size-asian="60pt" style:font-size-complex="60pt"/>
    </style:style>
    <style:style style:name="T4" style:family="text">
      <style:text-properties fo:color="#ff33ff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4.318cm" svg:x="13.573cm" svg:y="1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318cm" svg:height="4.318cm" svg:x="51.419cm" svg:y="13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318cm" svg:height="4.318cm" svg:x="5.953cm" svg:y="25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318cm" svg:height="4.318cm" svg:x="63.865cm" svg:y="25.5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4.318cm" svg:height="4.318cm" svg:x="23.86cm" svg:y="25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318cm" svg:height="4.318cm" svg:x="1.508cm" svg:y="42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318cm" svg:height="4.318cm" svg:x="39.862cm" svg:y="42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318cm" svg:height="4.318cm" svg:x="59.166cm" svg:y="42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318cm" svg:height="4.318cm" svg:x="69.707cm" svg:y="42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318cm" svg:height="4.318cm" svg:x="44.688cm" svg:y="2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318cm" svg:height="4.318cm" svg:x="50.53cm" svg:y="4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318cm" svg:height="4.318cm" svg:x="11.033cm" svg:y="42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318cm" svg:height="4.318cm" svg:x="19.415cm" svg:y="42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318cm" svg:height="4.318cm" svg:x="29.575cm" svg:y="41.909cm">
          <text:p text:style-name="P1"><text:span text:style-name="T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18cm" svg:height="4.318cm" svg:x="31.1cm" svg:y="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0.972cm" svg:y1="5.587cm" svg:x2="17.256cm" svg:y2="15.239cm">
          <text:p/>
        </draw:line>
        <draw:line draw:style-name="gr4" draw:text-style-name="P1" draw:layer="layout" svg:x1="18.145cm" svg:y1="18.541cm" svg:x2="24.241cm" svg:y2="25.78cm">
          <text:p/>
        </draw:line>
        <draw:line draw:style-name="gr4" draw:text-style-name="P1" draw:layer="layout" svg:x1="27.289cm" svg:y1="30.479cm" svg:x2="30.972cm" svg:y2="41.401cm">
          <text:p/>
        </draw:line>
        <draw:path draw:style-name="gr5" draw:text-style-name="P1" draw:layer="layout" svg:width="8.123cm" svg:height="0.626cm" draw:transform="rotate (-2.07816354034965) translate (13.2189634343113cm 18.4197592091293cm)" svg:viewBox="0 0 8124 627" svg:d="M0 6c1804-79 3503 684 5309 571l1433-62 1382 112">
          <text:p/>
        </draw:path>
        <draw:path draw:style-name="gr5" draw:text-style-name="P1" draw:layer="layout" svg:width="12.354cm" svg:height="1.962cm" draw:transform="rotate (-1.71234252913164) translate (6.671cm 29.963cm)" svg:viewBox="0 0 12355 1963" svg:d="M0 0c1672 272 3295 763 4952 1109 1495 311 2992 645 4517 781l1307 73 1216-562 363-182">
          <text:p/>
        </draw:path>
        <draw:path draw:style-name="gr5" draw:text-style-name="P1" draw:layer="layout" svg:width="10.613cm" svg:height="1.721cm" draw:transform="skewX (1.01900058204977E-016) rotate (-1.10706234454) translate (10.263cm 30.219cm)" svg:viewBox="0 0 10614 1722" svg:d="M0 0c1851 167 3688 517 5566 345 1452-134 2757 677 4187 804l861 573">
          <text:p/>
        </draw:path>
        <draw:path draw:style-name="gr5" draw:text-style-name="P1" draw:layer="layout" svg:width="11.345cm" svg:height="1.327cm" draw:transform="rotate (-1.73555540818316) translate (24.246cm 30.219cm)" svg:viewBox="0 0 11346 1328" svg:d="M0 0c1800 13 3417 804 5146 1226 1368 333 2564-270 3881-126l1265-210 1054 84">
          <text:p/>
        </draw:path>
        <draw:path draw:style-name="gr5" draw:text-style-name="P1" draw:layer="layout" svg:width="6.941cm" svg:height="1.109cm" draw:transform="rotate (-2.03400671027419) translate (52.3549450458103cm 18.4244643567455cm)" svg:viewBox="0 0 6942 1110" svg:d="M0 17c1703-158 3190 851 4876 863l1550 230 516-115">
          <text:p/>
        </draw:path>
        <draw:path draw:style-name="gr5" draw:text-style-name="P1" draw:layer="layout" svg:width="16.891cm" svg:height="2.891cm" draw:transform="rotate (-0.359014227135234) translate (36.6432156857983cm 4.90083985295037cm)" svg:viewBox="0 0 16892 2892" svg:d="M0 598c2531 308 5011-981 7492-482 2162 435 4447-27 6381 1304l1412 841 1607 631">
          <text:p/>
        </draw:path>
        <draw:path draw:style-name="gr5" draw:text-style-name="P1" draw:layer="layout" svg:width="9.407cm" svg:height="2.457cm" draw:transform="rotate (-0.507367213554752) translate (56.9851232795195cm 17.8552089842067cm)" svg:viewBox="0 0 9408 2458" svg:d="M0 56c2081-267 4064 489 6069 883l1582 735 1582 735 175 49">
          <text:p/>
        </draw:path>
        <draw:path draw:style-name="gr5" draw:text-style-name="P1" draw:layer="layout" svg:width="10.795cm" svg:height="3.017cm" draw:transform="rotate (-2.19143540880408) translate (48.3552868506574cm 32.2126346095766cm)" svg:viewBox="0 0 10796 3018" svg:d="M0 2986c1730 200 3300-580 4876-1119 1328-455 2615-1135 4056-1165l1268-433 596-269">
          <text:p/>
        </draw:path>
        <draw:path draw:style-name="gr5" draw:text-style-name="P1" draw:layer="layout" svg:width="10.709cm" svg:height="2.88cm" draw:transform="rotate (-0.983143967648406) translate (48.8921118026124cm 30.0802669474551cm)" svg:viewBox="0 0 10710 2881" svg:d="M0 19c1875-225 3022 1594 4768 1635 1872 44 3223 1684 5124 1102l818-72">
          <text:p/>
        </draw:path>
        <draw:path draw:style-name="gr5" draw:text-style-name="P1" draw:layer="layout" svg:width="10.391cm" svg:height="0.442cm" draw:transform="rotate (-1.8161896196253) translate (64.655cm 30.733cm)" svg:viewBox="0 0 10392 443" svg:d="M0 0c1901 5 3754 382 5663 433 1592 43 3152-61 4729-126">
          <text:p/>
        </draw:path>
        <draw:path draw:style-name="gr5" draw:text-style-name="P1" draw:layer="layout" svg:width="10.898cm" svg:height="1.218cm" draw:transform="rotate (-1.10653874576441) translate (68.4334302182211cm 30.7037403262939cm)" svg:viewBox="0 0 10899 1219" svg:d="M0 65c2130-133 4245-56 6367 176 1481 162 2928 271 4303 863l229 115">
          <text:p/>
        </draw:path>
        <draw:path draw:style-name="gr6" draw:text-style-name="P1" draw:layer="layout" svg:width="6.056cm" svg:height="11.741cm" draw:transform="rotate (0.851895207898432) translate (25.2878094844692cm 33.7752236696824cm)" svg:viewBox="0 0 6057 11742" svg:d="M0 11742c1504-318 3481 145 4633-1328 1202-1535 950-3537 1351-5274 405-1752-1026-3069-772-4779l24-361">
          <text:p/>
        </draw:path>
        <draw:path draw:style-name="gr6" draw:text-style-name="P1" draw:layer="layout" svg:width="6.482cm" svg:height="12.082cm" draw:transform="skewX (-4.75558859607102E-017) rotate (1.06342911324015) translate (17.9474056168524cm 19.6184103056494cm)" svg:viewBox="0 0 6483 12083" svg:d="M0 12050c2124 193 4527-447 5819-2208 1321-1801 288-3837 147-5806-101-1408-887-2739-1832-3824l-412-212">
          <text:p/>
        </draw:path>
        <draw:path draw:style-name="gr6" draw:text-style-name="P1" draw:layer="layout" svg:width="13.003cm" svg:height="6.094cm" draw:transform="skewX (2.35003397439675E-017) rotate (0.110479341651241) translate (20.9426241253571cm 9.71671444552002cm)" svg:viewBox="0 0 13004 6095" svg:d="M0 5527c1725-223 3459-76 5128 311 2106 489 4106 205 6092-227 1811-395 1875-2510 1600-3953l141-1275 43-383">
          <text:p/>
        </draw:path>
        <draw:path draw:style-name="gr6" draw:text-style-name="P1" draw:layer="layout" svg:width="1.461cm" svg:height="0.036cm" draw:transform="rotate (-1.27897727586144) translate (28.864cm 29.835cm)" svg:viewBox="0 0 1462 37" svg:d="M0 0l1462 37">
          <text:p/>
        </draw:path>
        <draw:path draw:style-name="gr6" draw:text-style-name="P1" draw:layer="layout" svg:width="1.557cm" svg:height="0.099cm" draw:transform="rotate (-0.110304808726042) translate (28.8655424771249cm 29.5640729898203cm)" svg:viewBox="0 0 1558 100" svg:d="M0 14l1289-14 269 100">
          <text:p/>
        </draw:path>
        <draw:path draw:style-name="gr6" draw:text-style-name="P1" draw:layer="layout" svg:width="1.451cm" svg:height="-0.001cm" draw:transform="rotate (-0.78487456462185) translate (19.884cm 16.75cm)" svg:viewBox="0 0 1452 0" svg:d="M0 0h1452">
          <text:p/>
        </draw:path>
        <draw:path draw:style-name="gr6" draw:text-style-name="P1" draw:layer="layout" svg:width="1.282cm" svg:height="-0.001cm" draw:transform="rotate (0.643851961060708) translate (20.013cm 15.98cm)" svg:viewBox="0 0 1283 0" svg:d="M0 0h1283">
          <text:p/>
        </draw:path>
        <draw:path draw:style-name="gr6" draw:text-style-name="P1" draw:layer="layout" svg:width="1.002cm" svg:height="-0.001cm" draw:transform="rotate (-0.875806218650754) translate (34.3800027688426cm 8.15499769144945cm)" svg:viewBox="0 0 1003 0" svg:d="M0 0h1003">
          <text:p/>
        </draw:path>
        <draw:path draw:style-name="gr6" draw:text-style-name="P1" draw:layer="layout" svg:width="1.444cm" svg:height="0.225cm" draw:transform="rotate (-1.68197380014694) translate (33.611cm 8.283cm)" svg:viewBox="0 0 1445 226" svg:d="M0 0l1304 113 141 113">
          <text:p/>
        </draw:path>
        <draw:frame draw:style-name="gr7" draw:text-style-name="P3" draw:layer="layout" svg:width="32.893cm" svg:height="40.49cm" svg:x="22.463cm" svg:y="53.197cm">
          <draw:text-box>
            <text:p text:style-name="P3"><text:span text:style-name="T2">if(</text:span><text:span text:style-name="T3">findNode</text:span><text:span text:style-name="T2">(node.left, k))</text:span></text:p>
            <text:p text:style-name="P3"><text:span text:style-name="T2">{</text:span></text:p>
            <text:p text:style-name="P3"><text:span text:style-name="T2"><text:s text:c="3"/></text:span><text:span text:style-name="T2">Print(k)</text:span></text:p>
            <text:p text:style-name="P3"><text:span text:style-name="T2"><text:s text:c="3"/></text:span><text:span text:style-name="T4">Return true</text:span><text:span text:style-name="T2">;</text:span></text:p>
            <text:p text:style-name="P3"><text:span text:style-name="T2">}</text:span></text:p>
            <text:p text:style-name="P3"><text:span text:style-name="T2"/></text:p>
            <text:p text:style-name="P3"><text:span text:style-name="T2">if(node.data == k)</text:span></text:p>
            <text:p text:style-name="P3"><text:span text:style-name="T2">{</text:span></text:p>
            <text:p text:style-name="P3"><text:span text:style-name="T2"><text:s text:c="2"/></text:span><text:span text:style-name="T2">Print(k)</text:span></text:p>
            <text:p text:style-name="P3"><text:span text:style-name="T2"><text:s text:c="2"/></text:span><text:span text:style-name="T4">Return true;</text:span></text:p>
            <text:p text:style-name="P3"><text:span text:style-name="T2">}</text:span></text:p>
            <text:p text:style-name="P3"><text:span text:style-name="T2"/></text:p>
            <text:p text:style-name="P3"><text:span text:style-name="T2">if(</text:span><text:span text:style-name="T3">findNode</text:span><text:span text:style-name="T2">(node.right, k)</text:span></text:p>
            <text:p text:style-name="P3"><text:span text:style-name="T2">{</text:span></text:p>
            <text:p text:style-name="P3"><text:span text:style-name="T2"><text:s text:c="3"/></text:span><text:span text:style-name="T2">Print(k)</text:span></text:p>
            <text:p text:style-name="P3"><text:span text:style-name="T2"><text:s text:c="3"/></text:span><text:span text:style-name="T4">Return true</text:span></text:p>
            <text:p text:style-name="P3"><text:span text:style-name="T2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10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23:17:33.166785000</meta:creation-date>
    <dc:date>2014-08-14T23:38:24.447110000</dc:date>
    <meta:editing-duration>PT5M19S</meta:editing-duration>
    <meta:editing-cycles>2</meta:editing-cycles>
    <meta:generator>LibreOffice/4.2.5.2$MacOSX_X86_64 LibreOffice_project/61cb170a04bb1f12e77c884eab9192be736ec5f5</meta:generator>
    <meta:document-statistic meta:object-count="39"/>
  </office:meta>
</office:document-meta>
</file>